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4pt" officeooo:paragraph-rsid="0010a374" style:font-size-asian="14pt" style:font-size-complex="14pt"/>
    </style:style>
    <style:style style:name="P3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4pt" officeooo:rsid="00125a6c" officeooo:paragraph-rsid="00125a6c" style:font-size-asian="14pt" style:font-size-complex="14pt"/>
    </style:style>
    <style:style style:name="P5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8pt" style:font-size-asian="18pt" style:font-size-complex="18pt"/>
    </style:style>
    <style:style style:name="P6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8pt" officeooo:rsid="00125a6c" officeooo:paragraph-rsid="00125a6c" style:font-size-asian="18pt" style:font-size-complex="18pt"/>
    </style:style>
    <style:style style:name="P7" style:family="paragraph" style:parent-style-name="Preformatted_20_Text">
      <style:paragraph-properties>
        <style:tab-stops>
          <style:tab-stop style:position="1.988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0a374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__^_<text:tab/>Space</text:p>
      <text:p text:style-name="P5">_^__<text:tab/>Bksp</text:p>
      <text:p text:style-name="P5">___^<text:tab/>e</text:p>
      <text:p text:style-name="P5">___v<text:tab/>t</text:p>
      <text:p text:style-name="P5">^___<text:tab/>a</text:p>
      <text:p text:style-name="P5">v___<text:tab/>o</text:p>
      <text:p text:style-name="P5">__v_<text:tab/>i</text:p>
      <text:p text:style-name="P5">_v__<text:tab/>n</text:p>
      <text:p text:style-name="P5">%___<text:tab/>s</text:p>
      <text:p text:style-name="P5">_%__<text:tab/>h</text:p>
      <text:p text:style-name="P5">_^^_<text:tab/>r</text:p>
      <text:p text:style-name="P5">__^v<text:tab/>d</text:p>
      <text:p text:style-name="P5">___%<text:tab/>l</text:p>
      <text:p text:style-name="P5">__^%<text:tab/>u</text:p>
      <text:p text:style-name="P5">_v_v<text:tab/>c</text:p>
      <text:p text:style-name="P5">_^_v<text:tab/>m</text:p>
      <text:p text:style-name="P5">_^^^<text:tab/>w</text:p>
      <text:p text:style-name="P5">_^_%<text:tab/>f</text:p>
      <text:p text:style-name="P5">^__^<text:tab/>g</text:p>
      <text:p text:style-name="P5">v__v<text:tab/>y</text:p>
      <text:p text:style-name="P5">__^^<text:tab/>p</text:p>
      <text:p text:style-name="P5">__vv<text:tab/>b</text:p>
      <text:p text:style-name="P5">_^_^<text:tab/>v</text:p>
      <text:p text:style-name="P5">^_^_<text:tab/>k</text:p>
      <text:p text:style-name="P5">v_v_<text:tab/>j</text:p>
      <text:p text:style-name="P5">_vv_<text:tab/>x</text:p>
      <text:p text:style-name="P5">v__%<text:tab/>z</text:p>
      <text:p text:style-name="P5">__%_<text:tab/>q</text:p>
      <text:p text:style-name="P5"/>
      <text:p text:style-name="P5">%__%<text:tab/>Shift</text:p>
      <text:p text:style-name="P5">%_%_<text:tab/>Ctrl</text:p>
      <text:p text:style-name="P5">%%%_<text:tab/>Alt</text:p>
      <text:p text:style-name="P5">_%%%<text:tab/>R_Alt</text:p>
      <text:p text:style-name="P5">%%_%<text:tab/>GUI</text:p>
      <text:p text:style-name="P5">%_%%<text:tab/>R_GUI</text:p>
      <text:p text:style-name="P5">_%_%<text:tab/>Enter</text:p>
      <text:p text:style-name="P5">_%%_<text:tab/>Escape</text:p>
      <text:p text:style-name="P5">_v_%<text:tab/>Tab</text:p>
      <text:p text:style-name="P5">^^__<text:tab/>Del</text:p>
      <text:p text:style-name="P5">v%%_<text:tab/>Insert</text:p>
      <text:p text:style-name="P5"/>
      <text:p text:style-name="P5">__%%<text:tab/>Home</text:p>
      <text:p text:style-name="P5">%%__<text:tab/>End</text:p>
      <text:p text:style-name="P5">__%^<text:tab/>PgUp</text:p>
      <text:p text:style-name="P5">__%v<text:tab/>PgDn</text:p>
      <text:p text:style-name="P5"/>
      <text:p text:style-name="P5">^^^_<text:tab/>.</text:p>
      <text:p text:style-name="P5">^^^^<text:tab/>,</text:p>
      <text:p text:style-name="P5">^^_^<text:tab/>;</text:p>
      <text:p text:style-name="P5">vv_v<text:tab/>:</text:p>
      <text:p text:style-name="P5">^__%<text:tab/>!</text:p>
      <text:p text:style-name="P5">^^_%<text:tab/>?</text:p>
      <text:p text:style-name="P5"/>
      <text:p text:style-name="P5">^__v<text:tab/>'</text:p>
      <text:p text:style-name="P5">v__^<text:tab/>"</text:p>
      <text:p text:style-name="P5">v_^_<text:tab/>`</text:p>
      <text:p text:style-name="P5">vv__<text:tab/>/</text:p>
      <text:p text:style-name="P5">vvv_<text:tab/>\</text:p>
      <text:p text:style-name="P5">_%%v<text:tab/>&amp;</text:p>
      <text:p text:style-name="P5">_vvv<text:tab/>*</text:p>
      <text:p text:style-name="P5">_^^v<text:tab/>=</text:p>
      <text:p text:style-name="P5">_^^%<text:tab/>+</text:p>
      <text:p text:style-name="P5">%^^_<text:tab/>-</text:p>
      <text:p text:style-name="P5">%^^^<text:tab/>_</text:p>
      <text:p text:style-name="P5">_v^_<text:tab/>~</text:p>
      <text:p text:style-name="P5">v^__<text:tab/>$</text:p>
      <text:p text:style-name="P5">^^^%<text:tab/>^</text:p>
      <text:p text:style-name="P5">%_%v<text:tab/>%</text:p>
      <text:p text:style-name="P5">vvvv<text:tab/>|</text:p>
      <text:p text:style-name="P5">v^_v<text:tab/>@</text:p>
      <text:p text:style-name="P5">%^^%<text:tab/>#</text:p>
      <text:p text:style-name="P5">v_vv<text:tab/>(</text:p>
      <text:p text:style-name="P5">^_^^<text:tab/>)</text:p>
      <text:p text:style-name="P5">_v%_<text:tab/>[</text:p>
      <text:p text:style-name="P5">_^%_<text:tab/>]</text:p>
      <text:p text:style-name="P5">v%__<text:tab/>{</text:p>
      <text:p text:style-name="P5">^%__<text:tab/>}</text:p>
      <text:p text:style-name="P5">^^_v<text:tab/>&lt;</text:p>
      <text:p text:style-name="P5">^^^v<text:tab/>&gt;</text:p>
      <text:p text:style-name="P5"/>
      <text:p text:style-name="P5">%__v<text:tab/>0</text:p>
      <text:p text:style-name="P5">%__^<text:tab/>1</text:p>
      <text:p text:style-name="P5">%_v_<text:tab/>2</text:p>
      <text:p text:style-name="P5">%_^_<text:tab/>3</text:p>
      <text:p text:style-name="P5">%v__<text:tab/>4</text:p>
      <text:p text:style-name="P5">%^__<text:tab/>5</text:p>
      <text:p text:style-name="P5">_%v_<text:tab/>6</text:p>
      <text:p text:style-name="P5">_%^_<text:tab/>7</text:p>
      <text:p text:style-name="P5">_%_v<text:tab/>8</text:p>
      <text:p text:style-name="P5">_%_^<text:tab/>9</text:p>
      <text:p text:style-name="P5"/>
      <text:p text:style-name="P6">v_^v (*Nav/Fn)</text:p>
      <text:p text:style-name="P5">%%_v (<text:span text:style-name="T1">*</text:span>Nav/Fn)</text:p>
      <text:p text:style-name="P5">%%%% (Reset)</text:p>
      <text:p text:style-name="P5">%_^^<text:tab/>CapsL<text:span text:style-name="T1">oc</text:span>k</text:p>
      <text:p text:style-name="P5"/>
      <text:p text:style-name="P7">---<text:span text:style-name="T1">*</text:span>Nav/Fn---</text:p>
      <text:p text:style-name="P4">v_^v <text:s text:c="3"/>(*Reset)</text:p>
      <text:p text:style-name="P1">%%_v <text:s text:c="3"/>(<text:span text:style-name="T1">*</text:span>Reset)</text:p>
      <text:p text:style-name="P1">C<text:span text:style-name="T1">a</text:span>psLk <text:s/>sticky-ALT</text:p>
      <text:p text:style-name="P2"><text:s text:c="8"/>🠈/🠋/🠉/🠊</text:p>
      <text:p text:style-name="P2">h/j/k/l</text:p>
      <text:p text:style-name="P2">Bksp/t/e/Spc</text:p>
      <text:p text:style-name="P2">Bksp/a/e/Spc</text:p>
      <text:p text:style-name="P2"><text:s text:c="8"/>🠈/🠋/🠉/🠊</text:p>
      <text:p text:style-name="P1"/>
      <text:p text:style-name="P1">1-9,0 <text:s text:c="3"/>F1-F9,F10</text:p>
      <text:p text:style-name="P1">PgDn/PgUp <text:s/>F11/F1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4T23:06:04.023000000</dc:date>
    <meta:editing-duration>PT33M15S</meta:editing-duration>
    <meta:editing-cycles>4</meta:editing-cycles>
    <meta:generator>LibreOffice/7.6.4.1$Windows_X86_64 LibreOffice_project/e19e193f88cd6c0525a17fb7a176ed8e6a3e2aa1</meta:generator>
    <meta:print-date>2025-03-04T22:43:19.495000000</meta:print-date>
    <meta:document-statistic meta:table-count="0" meta:image-count="0" meta:object-count="0" meta:page-count="1" meta:paragraph-count="100" meta:word-count="195" meta:character-count="778" meta:non-whitespace-character-count="657"/>
  </office:meta>
</office:document-meta>
</file>